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Info.getComponen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getIni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onentInfo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hasConfiguredLazy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setModel( int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setProcessedConfiguration( Configuration processed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fill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mponentInfo.setLoggerCategory( String logger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setInitMethodName( String ini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setConfiguration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setDestroyMethodName( String destroy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isLazy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getPoolOu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isSele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Info.getPoolIn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ponentInfo.setLazyInit( boolean lazyI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getProcessed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Compone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setParameters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set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get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setDefaultValue(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setPoolOutMethodName( String pool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getDestroy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setAlias( String 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setPoolInMethodName( String pool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getLogger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setComponentClassName( String service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